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8.251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d8ce" fo:padding="0.097cm" fo:border="0.05pt solid #000000">
        <style:background-image/>
      </style:table-cell-properties>
    </style:style>
    <style:style style:name="Table1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edc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6pt" fo:font-weight="bold" officeooo:rsid="00124618" officeooo:paragraph-rsid="0012461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24618" officeooo:paragraph-rsid="0012461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rsid="00124618" officeooo:paragraph-rsid="0012461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bold" officeooo:rsid="00130e87" officeooo:paragraph-rsid="00130e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30e87" officeooo:paragraph-rsid="00145640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/>
      </style:paragraph-properties>
      <style:text-properties fo:font-size="14pt" fo:font-weight="bold" officeooo:rsid="00130e87" officeooo:paragraph-rsid="00130e8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45640" officeooo:paragraph-rsid="0014564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45640" officeooo:paragraph-rsid="0014564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68d35" officeooo:paragraph-rsid="00168d3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8b992" officeooo:paragraph-rsid="0018b99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normal" officeooo:rsid="0015d668" officeooo:paragraph-rsid="0015d668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3pt" fo:font-weight="normal" officeooo:rsid="00124d7e" officeooo:paragraph-rsid="00124d7e" style:font-size-asian="13pt" style:font-weight-asian="normal" style:font-size-complex="13pt" style:font-weight-complex="normal"/>
    </style:style>
    <style:style style:name="P13" style:family="paragraph" style:parent-style-name="Table_20_Contents">
      <style:text-properties fo:font-size="13pt" style:font-size-asian="13pt" style:font-size-complex="13pt"/>
    </style:style>
    <style:style style:name="P14" style:family="paragraph" style:parent-style-name="Table_20_Contents">
      <style:text-properties fo:font-size="13pt" officeooo:rsid="00124d7e" officeooo:paragraph-rsid="00124d7e" style:font-size-asian="13pt" style:font-size-complex="13pt"/>
    </style:style>
    <style:style style:name="P15" style:family="paragraph" style:parent-style-name="Table_20_Contents">
      <style:text-properties fo:font-size="13pt" officeooo:rsid="00130e87" officeooo:paragraph-rsid="00130e87" style:font-size-asian="13pt" style:font-size-complex="13pt"/>
    </style:style>
    <style:style style:name="P16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style:paragraph-properties fo:text-align="center"/>
    </style:style>
    <style:style style:name="T1" style:family="text">
      <style:text-properties officeooo:rsid="00124d7e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45640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15d668" style:font-size-asian="11.3500003814697pt" style:font-weight-asian="normal" style:font-size-complex="13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0e87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5640" style:font-weight-asian="normal" style:font-weight-complex="normal"/>
    </style:style>
    <style:style style:name="T16" style:family="text">
      <style:text-properties fo:font-weight="normal" officeooo:rsid="0015d668" style:font-weight-asian="normal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officeooo:rsid="00168d3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17">RASHMI</text:span></text:p>
      <text:p text:style-name="P2"/>
      <text:p text:style-name="P3">Email id <text:s text:c="3"/>: <text:a xlink:type="simple" xlink:href="mailto:rashmidivakar55@gmail.com" text:style-name="Internet_20_link" text:visited-style-name="Visited_20_Internet_20_Link">rashmidivakar55@gmail.com</text:a></text:p>
      <text:p text:style-name="P3">Phone No. :7483350295</text:p>
      <text:p text:style-name="P3">Address <text:s text:c="4"/>:Marande house</text:p>
      <text:p text:style-name="P3"><text:s text:c="19"/>Konalu village and post</text:p>
      <text:p text:style-name="P3"><text:s text:c="19"/>Kadaba tq. D.K 574229</text:p>
      <text:p text:style-name="P3"><draw:line text:anchor-type="paragraph" draw:z-index="0" draw:name="Shape1" draw:style-name="gr1" draw:text-style-name="P17" svg:x1="-0.152cm" svg:y1="0.333cm" svg:x2="17.258cm" svg:y2="0.201cm"><text:p/></draw:line></text:p>
      <text:p text:style-name="P12"><text:span text:style-name="T6">OBJECTIVE </text:span><text:span text:style-name="T8"><text:s text:c="11"/></text:span>: I utilize all my skills <text:span text:style-name="T18">to develop </text:span>.</text:p>
      <text:p text:style-name="P12"><text:span text:style-name="T11"/></text:p>
      <text:p text:style-name="P12"><text:span text:style-name="T11">Acadamic details</text:span> <text:s text:c="3"/>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75859419648">
          <table:table-cell table:style-name="Table1.A1" office:value-type="string">
            <text:p text:style-name="P16"><text:s/><text:span text:style-name="T1">CLASS</text:span></text:p>
          </table:table-cell>
          <table:table-cell table:style-name="Table1.A1" office:value-type="string">
            <text:p text:style-name="P14"><text:s/><text:span text:style-name="T12">YEAR</text:span></text:p>
          </table:table-cell>
          <table:table-cell table:style-name="Table1.A1" office:value-type="string">
            <text:p text:style-name="P15"><text:s text:c="11"/><text:span text:style-name="T12">INSTITUTION</text:span></text:p>
          </table:table-cell>
          <table:table-cell table:style-name="Table1.D1" office:value-type="string">
            <text:p text:style-name="P13"><text:s text:c="2"/><text:span text:style-name="T13">PERCENTAGE</text:span></text:p>
          </table:table-cell>
        </table:table-row>
        <table:table-row table:style-name="TableLine94175859419648">
          <table:table-cell table:style-name="Table1.A2" office:value-type="string">
            <text:p text:style-name="P15">MCA</text:p>
          </table:table-cell>
          <table:table-cell table:style-name="Table1.A2" office:value-type="string">
            <text:p text:style-name="P15">2023</text:p>
          </table:table-cell>
          <table:table-cell table:style-name="Table1.A2" office:value-type="string">
            <text:p text:style-name="P15">Vivekanada college of engineering and technology,Puttur.</text:p>
          </table:table-cell>
          <table:table-cell table:style-name="Table1.D2" office:value-type="string">
            <text:p text:style-name="P13">-</text:p>
          </table:table-cell>
        </table:table-row>
        <table:table-row table:style-name="TableLine94175859419648">
          <table:table-cell table:style-name="Table1.A2" office:value-type="string">
            <text:p text:style-name="P15">BSC</text:p>
          </table:table-cell>
          <table:table-cell table:style-name="Table1.A2" office:value-type="string">
            <text:p text:style-name="P15">2021</text:p>
          </table:table-cell>
          <table:table-cell table:style-name="Table1.A2" office:value-type="string">
            <text:p text:style-name="P15">Vivekanada Degree college ,Puttur.</text:p>
            <text:p text:style-name="P15"/>
          </table:table-cell>
          <table:table-cell table:style-name="Table1.D2" office:value-type="string">
            <text:p text:style-name="P15">64.4%</text:p>
          </table:table-cell>
        </table:table-row>
        <table:table-row table:style-name="TableLine94175859419648">
          <table:table-cell table:style-name="Table1.A2" office:value-type="string">
            <text:p text:style-name="P15">PUC</text:p>
          </table:table-cell>
          <table:table-cell table:style-name="Table1.A2" office:value-type="string">
            <text:p text:style-name="P15">2018</text:p>
          </table:table-cell>
          <table:table-cell table:style-name="Table1.A2" office:value-type="string">
            <text:p text:style-name="P15">Shree Ramakunjeshwara Pre-university,</text:p>
            <text:p text:style-name="P15">Ramakunja.</text:p>
          </table:table-cell>
          <table:table-cell table:style-name="Table1.D2" office:value-type="string">
            <text:p text:style-name="P15">80%</text:p>
          </table:table-cell>
        </table:table-row>
        <table:table-row table:style-name="TableLine94175859419648">
          <table:table-cell table:style-name="Table1.A2" office:value-type="string">
            <text:p text:style-name="P15">SSLC</text:p>
          </table:table-cell>
          <table:table-cell table:style-name="Table1.A2" office:value-type="string">
            <text:p text:style-name="P15">2016</text:p>
          </table:table-cell>
          <table:table-cell table:style-name="Table1.A2" office:value-type="string">
            <text:p text:style-name="P15">Shree <text:s/>Ramakunjeshwara English Medium</text:p>
            <text:p text:style-name="P15">high school, Ramakunja.</text:p>
          </table:table-cell>
          <table:table-cell table:style-name="Table1.D2" office:value-type="string">
            <text:p text:style-name="P15">89%</text:p>
          </table:table-cell>
        </table:table-row>
      </table:table>
      <text:p text:style-name="P12"><text:s/></text:p>
      <text:p text:style-name="P5"><text:span text:style-name="T7">Skills</text:span> <text:s text:c="21"/>:<text:span text:style-name="T14"> </text:span><text:span text:style-name="T15">MS office </text:span><text:span text:style-name="T16">(</text:span><text:span text:style-name="T15">excel,powerpoint</text:span><text:span text:style-name="T16">)</text:span><text:span text:style-name="T15">.</text:span></text:p>
      <text:p text:style-name="P5"><text:span text:style-name="T14"><text:s text:c="32"/>Known p</text:span><text:span text:style-name="T3">rograming languages C,C++,</text:span><text:span text:style-name="T5">Unix shell script</text:span></text:p>
      <text:p text:style-name="P4"><text:span text:style-name="T3"><text:s text:c="34"/></text:span><text:span text:style-name="T4">webtechnologies HTML,CSS ,JS</text:span></text:p>
      <text:p text:style-name="P6"><text:span text:style-name="T3"><text:s text:c="34"/></text:span><text:span text:style-name="T4">vb.net,</text:span><text:span text:style-name="T5">Mysql,</text:span></text:p>
      <text:p text:style-name="P7"><text:span text:style-name="T4"/></text:p>
      <text:p text:style-name="P7"><text:span text:style-name="T7">Certification</text:span><text:span text:style-name="T3"> <text:s text:c="8"/></text:span><text:span text:style-name="T2"><text:s text:c="2"/>:</text:span><text:span text:style-name="T3"> WordPress from sarvjna infotech</text:span></text:p>
      <text:p text:style-name="P7"><text:span text:style-name="T3"><text:s text:c="2"/></text:span></text:p>
      <text:p text:style-name="P8"><text:span text:style-name="T14">Personnel details </text:span><text:span text:style-name="T9"><text:s text:c="2"/></text:span><text:span text:style-name="T8">: </text:span></text:p>
      <text:p text:style-name="P11"><text:span text:style-name="T8"/></text:p>
      <text:p text:style-name="P11">hobbies and intrest<text:span text:style-name="T10">: </text:span><text:span text:style-name="T8">Painting,gardening,solving maths puzzle</text:span></text:p>
      <text:p text:style-name="P11"><text:span text:style-name="T8"><text:s text:c="33"/>learning new skills.</text:span></text:p>
      <text:p text:style-name="P11">Language known <text:span text:style-name="T8"><text:s text:c="2"/></text:span><text:span text:style-name="T10">:</text:span><text:span text:style-name="T8"> English ,Kannada,Tulu.</text:span></text:p>
      <text:p text:style-name="P11"><text:span text:style-name="T8"/></text:p>
      <text:p text:style-name="P9"><text:span text:style-name="T14">Date of Birth </text:span><text:span text:style-name="T9"><text:s text:c="9"/></text:span><text:span text:style-name="T8">:</text:span><text:span text:style-name="T9"> 24-Nov-2000 <text:s text:c="3"/></text:span></text:p>
      <text:p text:style-name="P9"><text:span text:style-name="T9"/></text:p>
      <text:p text:style-name="P10"><text:span text:style-name="T9">date <text:s text:c="2"/>:</text:span></text:p>
      <text:p text:style-name="P10"><text:span text:style-name="T9">place : Puttu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3:59.457350528</meta:creation-date>
    <dc:date>2022-07-12T15:17:02.677634017</dc:date>
    <meta:editing-duration>PT9M20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4" meta:word-count="117" meta:character-count="1133" meta:non-whitespace-character-count="748"/>
  </office:meta>
</office:document-meta>
</file>